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, sans-serif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5pt solid #000000">
        <style:background-image/>
      </style:table-cell-properties>
    </style:style>
    <style:style style:name="Tabla4.A2" style:family="table-cell">
      <style:table-cell-properties fo:background-color="#dae5f5" fo:padding="0cm" fo:border-left="0.05pt solid #000000" fo:border-right="none" fo:border-top="none" fo:border-bottom="0.05pt solid #000000">
        <style:background-image/>
      </style:table-cell-properties>
    </style:style>
    <style:style style:name="Tabla4.F2" style:family="table-cell">
      <style:table-cell-properties fo:background-color="#dae5f5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la4.F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5.004cm" fo:margin-left="5.953cm" table:align="left"/>
    </style:style>
    <style:style style:name="Tabla6.A" style:family="table-column">
      <style:table-column-properties style:column-width="2.54cm"/>
    </style:style>
    <style:style style:name="Tabla6.B" style:family="table-column">
      <style:table-column-properties style:column-width="2.464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officeooo:rsid="001711eb" officeooo:paragraph-rsid="00233bc6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officeooo:rsid="0013c365" officeooo:paragraph-rsid="0013c365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officeooo:rsid="0013c365" officeooo:paragraph-rsid="0013c365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fo:margin-top="0cm" fo:margin-bottom="0cm" loext:contextual-spacing="false" fo:text-align="end" style:justify-single-wor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fo:font-style="italic" officeooo:rsid="001711eb" officeooo:paragraph-rsid="001711eb" style:font-size-asian="8pt" style:font-style-asian="italic" style:font-size-complex="8pt" style:font-style-complex="italic"/>
    </style:style>
    <style:style style:name="P6" style:family="paragraph" style:parent-style-name="Table_20_Contents">
      <style:text-properties fo:font-size="8pt" officeooo:rsid="001711eb" officeooo:paragraph-rsid="001711eb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officeooo:rsid="0017706e" officeooo:paragraph-rsid="0017706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1d6fa4"/>
    </style:style>
    <style:style style:name="P11" style:family="paragraph" style:parent-style-name="Table_20_Contents">
      <style:paragraph-properties fo:text-align="center" style:justify-single-word="false"/>
      <style:text-properties officeooo:rsid="0018561b" officeooo:paragraph-rsid="0018561b"/>
    </style:style>
    <style:style style:name="P12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fo:font-size="14pt" officeooo:rsid="0018561b" officeooo:paragraph-rsid="0018561b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officeooo:rsid="001a1c7e" officeooo:paragraph-rsid="001a1c7e"/>
    </style:style>
    <style:style style:name="P14" style:family="paragraph" style:parent-style-name="Table_20_Contents">
      <style:paragraph-properties fo:text-align="start" style:justify-single-word="false"/>
      <style:text-properties officeooo:rsid="001d6fa4" officeooo:paragraph-rsid="001d6fa4"/>
    </style:style>
    <style:style style:name="P15" style:family="paragraph" style:parent-style-name="Text_20_body">
      <style:text-properties officeooo:rsid="0017706e" officeooo:paragraph-rsid="0017706e"/>
    </style:style>
    <style:style style:name="P16" style:family="paragraph" style:parent-style-name="Text_20_body">
      <style:paragraph-properties fo:text-align="center" style:justify-single-word="false"/>
      <style:text-properties officeooo:rsid="0017706e" officeooo:paragraph-rsid="0017706e"/>
    </style:style>
    <style:style style:name="P17" style:family="paragraph" style:parent-style-name="Text_20_body">
      <style:paragraph-properties fo:text-align="start" style:justify-single-word="false"/>
      <style:text-properties officeooo:rsid="0017706e" officeooo:paragraph-rsid="0017706e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Text_20_body">
      <style:paragraph-properties fo:text-align="center" style:justify-single-word="false" fo:break-before="page"/>
      <style:text-properties officeooo:rsid="0017706e" officeooo:paragraph-rsid="0017706e"/>
    </style:style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Text_20_body">
      <style:text-properties officeooo:paragraph-rsid="0023d3fa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style:text-underline-style="none" style:text-blinking="false"/>
    </style:style>
    <style:style style:name="P23" style:family="paragraph" style:parent-style-name="Text_20_body">
      <style:paragraph-properties fo:margin-left="0cm" fo:margin-right="0cm" fo:text-indent="-0.635cm" style:auto-text-indent="false"/>
    </style:style>
    <style:style style:name="P24" style:family="paragraph" style:parent-style-name="Table_20_Contents">
      <style:paragraph-properties fo:text-align="start" style:justify-single-word="false"/>
      <style:text-properties officeooo:rsid="0023d3fa" officeooo:paragraph-rsid="0023d3fa"/>
    </style:style>
    <style:style style:name="P25" style:family="paragraph" style:parent-style-name="Table_20_Contents">
      <style:paragraph-properties fo:text-align="center" style:justify-single-word="false"/>
      <style:text-properties officeooo:rsid="0023d3fa" officeooo:paragraph-rsid="0023d3fa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3d3fa" officeooo:paragraph-rsid="0023d3fa" style:font-weight-asian="bold" style:font-weight-complex="bold"/>
    </style:style>
    <style:style style:name="P27" style:family="paragraph" style:parent-style-name="Subtitle">
      <style:text-properties officeooo:rsid="0026dca4" officeooo:paragraph-rsid="0026dca4"/>
    </style:style>
    <style:style style:name="P28" style:family="paragraph" style:parent-style-name="Title">
      <style:text-properties officeooo:rsid="0023d3fa" officeooo:paragraph-rsid="0023d3fa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text-properties officeooo:rsid="0023d3fa" officeooo:paragraph-rsid="0023d3fa"/>
    </style:style>
    <style:style style:name="P31" style:family="paragraph" style:parent-style-name="Heading_20_1">
      <style:text-properties officeooo:paragraph-rsid="0023d3fa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bc9c1"/>
    </style:style>
    <style:style style:name="T2" style:family="text">
      <style:text-properties officeooo:rsid="001d6fa4"/>
    </style:style>
    <style:style style:name="T3" style:family="text">
      <style:text-properties officeooo:rsid="0023d3fa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style:font-name="Calibri Light"/>
    </style:style>
    <style:style style:name="T6" style:family="text">
      <style:text-properties fo:font-style="italic"/>
    </style:style>
    <style:style style:name="T7" style:family="text">
      <style:text-properties officeooo:rsid="002529f6"/>
    </style:style>
    <style:style style:name="T8" style:family="text">
      <style:text-properties style:font-name="Calibri Ligh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P28">ACTA DE CONSTITUCIÓN</text:p>
      <text:p text:style-name="P27">PRIMERA ITERACIÓN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alizado por:</text:p>
          </table:table-cell>
          <table:table-cell table:style-name="Tabla3.A1" office:value-type="string">
            <text:p text:style-name="P8">García Gonzalez, Andrés</text:p>
            <text:p text:style-name="P8">Vazquez Argumedo, Jesús</text:p>
            <text:p text:style-name="P8">Vazquez Encina, Alejandro</text:p>
            <text:p text:style-name="P8">Vera Recacha, Laura</text:p>
            <text:p text:style-name="P8">Villalba Ramírez, Javier</text:p>
          </table:table-cell>
        </table:table-row>
        <table:table-row>
          <table:table-cell table:style-name="Tabla3.A1" office:value-type="string">
            <text:p text:style-name="P8">Fecha de realización:</text:p>
          </table:table-cell>
          <table:table-cell table:style-name="Tabla3.A1" office:value-type="string">
            <text:p text:style-name="P8"><text:span text:style-name="T3">09</text:span> de <text:span text:style-name="T3">noviembre</text:span> de <text:span text:style-name="T3">2017</text:span></text:p>
          </table:table-cell>
        </table:table-row>
        <table:table-row>
          <table:table-cell table:style-name="Tabla3.A1" office:value-type="string">
            <text:p text:style-name="P8">Revisión:</text:p>
          </table:table-cell>
          <table:table-cell table:style-name="Tabla3.A1" office:value-type="string">
            <text:p text:style-name="P24">1.0</text:p>
          </table:table-cell>
        </table:table-row>
        <table:table-row>
          <table:table-cell table:style-name="Tabla3.A1" office:value-type="string">
            <text:p text:style-name="P14">Contacto:</text:p>
          </table:table-cell>
          <table:table-cell table:style-name="Tabla3.A1" office:value-type="string">
            <text:p text:style-name="P10"><text:a xlink:type="simple" xlink:href="mailto:javvilram@alum.us.es" text:style-name="Internet_20_link" text:visited-style-name="Visited_20_Internet_20_Link"><text:span text:style-name="T2">javvilram@alum.us.es</text:span></text:a></text:p>
          </table:table-cell>
        </table:table-row>
      </table:table>
      <text:p text:style-name="P16"/>
      <text:p text:style-name="P19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32"><text:a xlink:type="simple" xlink:href="#__RefHeading___Toc408_641743559">1. Descripción del Proyecto y Entregables<text:tab/>4</text:a></text:p>
          <text:p text:style-name="P32"><text:a xlink:type="simple" xlink:href="#__RefHeading___Toc412_641743559">2. Requisitos del proyecto y del producto<text:tab/>4</text:a></text:p>
          <text:p text:style-name="P32"><text:a xlink:type="simple" xlink:href="#__RefHeading___Toc416_641743559">3. Criterios de aceptación<text:tab/>5</text:a></text:p>
          <text:p text:style-name="P32"><text:a xlink:type="simple" xlink:href="#__RefHeading___Toc436_641743559">4. Riesgos iniciales<text:tab/>5</text:a></text:p>
        </text:index-body>
      </text:table-of-content>
      <text:p text:style-name="P17"/>
      <text:p text:style-name="P18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2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1">Versión</text:p>
          </table:table-cell>
          <table:table-cell table:style-name="Tabla4.A2" office:value-type="string">
            <text:p text:style-name="P13">Realizada por</text:p>
          </table:table-cell>
          <table:table-cell table:style-name="Tabla4.A2" office:value-type="string">
            <text:p text:style-name="P13">Revisada por</text:p>
          </table:table-cell>
          <table:table-cell table:style-name="Tabla4.A2" office:value-type="string">
            <text:p text:style-name="P13">Aprobada por</text:p>
          </table:table-cell>
          <table:table-cell table:style-name="Tabla4.A2" office:value-type="string">
            <text:p text:style-name="P13">Fecha</text:p>
          </table:table-cell>
          <table:table-cell table:style-name="Tabla4.F2" office:value-type="string">
            <text:p text:style-name="P13">Motivo</text:p>
          </table:table-cell>
        </table:table-row>
        <table:table-row>
          <table:table-cell table:style-name="Tabla4.A3" office:value-type="string">
            <text:p text:style-name="P25">1.0</text:p>
          </table:table-cell>
          <table:table-cell table:style-name="Tabla4.A3" office:value-type="string">
            <text:p text:style-name="P25">Laura Vera Recacha</text:p>
          </table:table-cell>
          <table:table-cell table:style-name="Tabla4.A3" office:value-type="string">
            <text:p text:style-name="P25">Adrián Luque Montoya</text:p>
          </table:table-cell>
          <table:table-cell table:style-name="Tabla4.A3" office:value-type="string">
            <text:p text:style-name="P9"/>
          </table:table-cell>
          <table:table-cell table:style-name="Tabla4.A3" office:value-type="string">
            <text:p text:style-name="P25">09/11/2017</text:p>
          </table:table-cell>
          <table:table-cell table:style-name="Tabla4.F3" office:value-type="string">
            <text:p text:style-name="P9"/>
          </table:table-cell>
        </table:table-row>
        <table:table-row>
          <table:table-cell table:style-name="Tabla4.A3" office:value-type="string">
            <text:p text:style-name="P9"/>
          </table:table-cell>
          <table:table-cell table:style-name="Tabla4.A3" office:value-type="string">
            <text:p text:style-name="P9"/>
          </table:table-cell>
          <table:table-cell table:style-name="Tabla4.A3" office:value-type="string">
            <text:p text:style-name="P9"/>
          </table:table-cell>
          <table:table-cell table:style-name="Tabla4.A3" office:value-type="string">
            <text:p text:style-name="P9"/>
          </table:table-cell>
          <table:table-cell table:style-name="Tabla4.A3" office:value-type="string">
            <text:p text:style-name="P9"/>
          </table:table-cell>
          <table:table-cell table:style-name="Tabla4.F3" office:value-type="string">
            <text:p text:style-name="P9"/>
          </table:table-cell>
        </table:table-row>
      </table:table>
      <text:p text:style-name="P17"/>
      <text:h text:style-name="P29" text:outline-level="1"><text:bookmark text:name="_Toc497817503"/><text:bookmark-start text:name="__RefHeading___Toc408_641743559"/><text:bookmark text:name="_Toc497817481"/>1.<text:span text:style-name="T4"> </text:span>Descripción del Proyecto y Entregables<text:bookmark-end text:name="__RefHeading___Toc408_641743559"/></text:h>
      <text:p text:style-name="Text_20_body"/>
      <text:p text:style-name="Text_20_body">En este proyecto está organizado por la Universidad de Sevilla, por la asignatura Planificación y Gestión de Proyectos Informáticos.</text:p>
      <text:p text:style-name="Text_20_body">El proyecto constará de varias iteraciones en las cuales están las siguientes tareas: reunión de planificación del sprint, reunión de revisión del sprint, reunión de retrospectiva del equipo y la elaboración de las gráficas de <text:span text:style-name="T6">sprint brundown</text:span> y de <text:span text:style-name="T6">product burndown</text:span>.</text:p>
      <text:p text:style-name="Text_20_body">Su fecha de preparación fue el 20 de octubre de 2017</text:p>
      <text:p text:style-name="Text_20_body">Para el desarrollo del proyecto tenemos definidas las siguientes iteraciones:</text:p>
      <text:p text:style-name="Text_20_body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6">Iteración</text:p>
          </table:table-cell>
          <table:table-cell table:style-name="Tabla6.B1" office:value-type="string">
            <text:p text:style-name="P26">Fecha</text:p>
          </table:table-cell>
        </table:table-row>
        <table:table-row>
          <table:table-cell table:style-name="Tabla6.A2" office:value-type="string">
            <text:p text:style-name="P25">1</text:p>
          </table:table-cell>
          <table:table-cell table:style-name="Tabla6.B2" office:value-type="string">
            <text:p text:style-name="P25">09/11/2017</text:p>
          </table:table-cell>
        </table:table-row>
        <table:table-row>
          <table:table-cell table:style-name="Tabla6.A2" office:value-type="string">
            <text:p text:style-name="P25">2</text:p>
          </table:table-cell>
          <table:table-cell table:style-name="Tabla6.B2" office:value-type="string">
            <text:p text:style-name="P25">23/11/2017</text:p>
          </table:table-cell>
        </table:table-row>
        <table:table-row>
          <table:table-cell table:style-name="Tabla6.A2" office:value-type="string">
            <text:p text:style-name="P25">3</text:p>
          </table:table-cell>
          <table:table-cell table:style-name="Tabla6.B2" office:value-type="string">
            <text:p text:style-name="P25">07/12/2017</text:p>
          </table:table-cell>
        </table:table-row>
        <table:table-row>
          <table:table-cell table:style-name="Tabla6.A2" office:value-type="string">
            <text:p text:style-name="P25">4</text:p>
          </table:table-cell>
          <table:table-cell table:style-name="Tabla6.B2" office:value-type="string">
            <text:p text:style-name="P25">21/12/2017</text:p>
          </table:table-cell>
        </table:table-row>
      </table:table>
      <text:p text:style-name="P22"/>
      <text:p text:style-name="Text_20_body">El proyecto será entregado el 22 de diciembre de 2017. </text:p>
      <text:p text:style-name="Text_20_body"/>
      <text:h text:style-name="P30" text:outline-level="1"><text:bookmark-start text:name="__RefHeading___Toc412_641743559"/>2.<text:span text:style-name="T4"> </text:span>Requisitos del proyecto y del producto<text:bookmark-end text:name="__RefHeading___Toc412_641743559"/></text:h>
      <text:p text:style-name="P21"><text:span text:style-name="T3">Los requisitos de este proyecto será proporcionar soluciones software para la gestión de equipos de desarrollo. La solución diseñada debe permite a nuestro cliente que gestionar su día a día, siguiendo los principios del manifiesto ágil. </text:span></text:p>
      <text:p text:style-name="Text_20_body">El objetivo general será gestionar una solución dependiendo de los requisitos específicos en función de las características de nuestro cliente, la forma de trabajo individual de cada uno de ellos, etc. </text:p>
      <text:p text:style-name="Text_20_body">El proyecto constará de al menos 5 iteraciones que están definidas anteriormente. Para todas las entregas entre cliente-proveedor usaremos una platilla común. </text:p>
      <text:p text:style-name="Text_20_body">Los requisitos del producto de nuestro cliente serán: comunicación individual telemática, uso de software de código abierto. </text:p>
      <text:h text:style-name="P31" text:outline-level="1"/>
      <text:p text:style-name="P21"/>
      <text:p text:style-name="P21"/>
      <text:p text:style-name="P21"/>
      <text:p text:style-name="P21"/>
      <text:h text:style-name="P31" text:outline-level="1"><text:bookmark-start text:name="__RefHeading___Toc416_641743559"/><text:soft-page-break/><text:span text:style-name="T3">3</text:span>.<text:span text:style-name="T4"> </text:span>Criterios de aceptación<text:bookmark-end text:name="__RefHeading___Toc416_641743559"/></text:h>
      <text:p text:style-name="P21"/>
      <text:p text:style-name="P21">Hemos acordado que los criterios de aceptación el cliente nos lo definirá para la siguiente iteración. </text:p>
      <text:p text:style-name="P21"/>
      <text:h text:style-name="Heading_20_1" text:outline-level="1"><text:bookmark-start text:name="__RefHeading___Toc436_641743559"/><text:span text:style-name="T7">4</text:span>.<text:span text:style-name="T4"> </text:span>Riesgos iniciales<text:bookmark-end text:name="__RefHeading___Toc436_641743559"/></text:h>
      <text:p text:style-name="Text_20_body"/>
      <text:p text:style-name="Text_20_body">Los riesgos iniciales que hemos considerado en el inicio del proyecto son:</text:p>
      <text:p text:style-name="Text_20_body"/>
      <text:p text:style-name="P23"><text:span text:style-name="T8"><text:tab/><text:tab/>- </text:span>No tener todos los conocimientos sobre los requisitos pedidos por el cliente.</text:p>
      <text:p text:style-name="P23"><text:span text:style-name="T8"><text:tab/><text:tab/>-</text:span><text:span text:style-name="T5"> </text:span>Algún miembro del equipo abandone el grupo.</text:p>
      <text:p text:style-name="P23"><text:span text:style-name="T8"><text:tab/><text:tab/>-</text:span><text:span text:style-name="T5"> </text:span>No llegar a la entrega por tener una mala planificación y no tener en cuenta otras tareas, <text:tab/>como por ejemplo otras asignaturas, exámenes y entregas. </text:p>
      <text:p text:style-name="P23"><text:span text:style-name="T8"><text:tab/><text:tab/>-</text:span><text:span text:style-name="T5"> </text:span>En algún momento puede que el servidor de la solución propuesta al cliente esté caído. 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, sans-serif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officeooo:rsid="001711eb" officeooo:paragraph-rsid="00233bc6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officeooo:rsid="0013c365" officeooo:paragraph-rsid="0013c365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margin-top="0cm" fo:margin-bottom="0cm" loext:contextual-spacing="false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officeooo:rsid="0013c365" officeooo:paragraph-rsid="0013c365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officeooo:rsid="001711eb" officeooo:paragraph-rsid="001711eb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officeooo:rsid="001711eb" officeooo:paragraph-rsid="001711eb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1bc9c1"/>
    </style:style>
    <style:style style:name="MT2" style:family="text">
      <style:text-properties officeooo:rsid="0023d3fa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 draw:fill="none" draw:fill-color="#99ccff"/>
      </style:header-style>
      <style:footer-style>
        <style:header-footer-properties fo:min-height="0.6cm" fo:margin-left="0cm" fo:margin-right="0cm" fo:margin-top="0.499cm" style:shadow="none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99cm" fo:margin-left="0cm" fo:margin-right="0cm" fo:margin-bottom="0.499cm" style:dynamic-spacing="true" draw:fill="none" draw:fill-color="#99ccff"/>
      </style:header-style>
      <style:footer-style>
        <style:header-footer-properties svg:height="0.34cm" fo:margin-left="0cm" fo:margin-right="0cm" fo:margin-top="0.499cm" style:dynamic-spacing="tru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[TITULO DEL DOCUMENTO] - <text:span text:style-name="MT1">[VERSIÓN]</text:span>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5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<text:span text:style-name="MT2">ACTA DE CONSTITUCIÓN</text:span> – <text:span text:style-name="MT2">1.0</text:span>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1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30S</meta:editing-duration>
    <meta:editing-cycles>15</meta:editing-cycles>
    <meta:generator>LibreOffice/5.0.0.5$Windows_x86 LibreOffice_project/1b1a90865e348b492231e1c451437d7a15bb262b</meta:generator>
    <dc:date>2017-11-08T20:46:15.073000000</dc:date>
    <meta:document-statistic meta:table-count="5" meta:image-count="0" meta:object-count="0" meta:page-count="5" meta:paragraph-count="65" meta:word-count="414" meta:character-count="2656" meta:non-whitespace-character-count="2287"/>
    <meta:user-defined meta:name="Info 1"/>
    <meta:user-defined meta:name="Info 2"/>
    <meta:user-defined meta:name="Info 3"/>
    <meta:user-defined meta:name="Info 4"/>
  </office:meta>
</office:document-meta>
</file>